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4c4c4c" fo:font-size="7pt" style:font-size-asian="7pt" style:font-size-complex="7pt"/>
    </style:style>
    <style:style style:name="P2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style style:name="P3" style:family="paragraph" style:parent-style-name="Standard">
      <style:paragraph-properties fo:margin-left="0cm" fo:margin-right="0.199cm" fo:text-indent="0cm" style:auto-text-indent="false"/>
    </style:style>
    <style:style style:name="P4" style:family="paragraph">
      <style:paragraph-properties fo:text-align="center"/>
      <style:text-properties style:text-line-through-style="none" style:font-name="Arial1" fo:font-size="10pt" fo:font-style="normal" style:text-underline-style="none" fo:font-weight="bold"/>
    </style:style>
    <style:style style:name="P5" style:family="paragraph">
      <style:paragraph-properties fo:text-align="start"/>
      <style:text-properties style:text-line-through-style="none" style:font-name="Arial2" fo:font-style="normal" style:text-underline-style="none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font-name="Arial" fo:font-size="8pt" fo:font-weight="bold" style:font-size-asian="8pt" style:font-weight-asian="bold" style:font-size-complex="8pt" style:font-weight-complex="bold"/>
    </style:style>
    <style:style style:name="P8" style:family="paragraph">
      <style:paragraph-properties fo:text-align="center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>
      <style:paragraph-properties fo:text-align="center"/>
      <style:text-properties style:text-line-through-style="none" style:font-name="Arial2" fo:font-size="10pt" fo:font-style="normal" style:text-underline-style="none"/>
    </style:style>
    <style:style style:name="P10" style:family="paragraph">
      <style:paragraph-properties fo:text-align="center"/>
      <style:text-properties style:text-line-through-style="none" style:font-name="Arial2" fo:font-style="normal" style:text-underline-style="none" fo:font-weight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size="8pt" fo:font-weight="bold" style:font-size-asian="8pt" style:font-weight-asian="bold" style:font-size-complex="8pt" style:font-weight-complex="bold"/>
    </style:style>
    <style:style style:name="T4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gr1" style:family="graphic">
      <style:graphic-properties fo:border="none #000000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draw:fill-color="#e6e6ff" draw:textarea-horizontal-align="left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none" draw:fill-color="#e6e6ff" draw:textarea-horizontal-align="left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fill="none" draw:fill-color="#e6e6ff" draw:textarea-horizontal-align="lef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3cm" draw:marker-start-width="0.39cm" draw:marker-end-width="0.3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none" draw:fill-color="#e6e6ff" draw:textarea-horizontal-align="right" draw:textarea-vertical-align="to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fo:border="none #000000" style:vertical-pos="from-top" style:vertical-rel="paragraph" style:horizontal-pos="center" style:horizontal-rel="paragraph" draw:wrap-influence-on-position="once-concurrent" style:flow-with-text="false"/>
    </style:style>
  </office:automatic-styles>
  <office:body>
    <office:text>
      <office:forms form:automatic-focus="true" form:apply-design-mode="false">
        <form:form form:name="Boleto" form:apply-filter="true" form:command-type="table" form:control-implementation="ooo:com.sun.star.form.component.Form" office:target-frame="" xlink:href="">
          <form:text form:name="txtLogoBanco" form:control-implementation="ooo:com.sun.star.form.component.TextField" form:id="control1" form:readonly="true" form:tab-index="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1" form:control-implementation="ooo:com.sun.star.form.component.TextField" form:id="control2" form:readonly="true" form:tab-index="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Nome" form:control-implementation="ooo:com.sun.star.form.component.TextField" form:id="control3" form:readonly="true" form:tab-index="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digoBarra" form:control-implementation="ooo:com.sun.star.form.component.TextField" form:id="control4" form:readonly="true" form:tab-index="1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area form:name="txtDescricao" form:control-implementation="ooo:com.sun.star.form.component.TextField" form:id="control5" form:readonly="true" form:tab-index="6" form:convert-empty-to-null="true">
            <form:properties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</form:properties>
          </form:textarea>
          <form:text form:name="txtDataDocumento" form:control-implementation="ooo:com.sun.star.form.component.TextField" form:id="control6" form:readonly="true" form:tab-index="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1" form:control-implementation="ooo:com.sun.star.form.component.TextField" form:id="control7" form:readonly="true" form:tab-index="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ContribuinteCPF" form:control-implementation="ooo:com.sun.star.form.component.TextField" form:id="control8" form:readonly="true" form:tab-index="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1" form:control-implementation="ooo:com.sun.star.form.component.TextField" form:id="control9" form:readonly="true" form:tab-index="8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NossoNumero" form:control-implementation="ooo:com.sun.star.form.component.TextField" form:id="control10" form:readonly="true" form:tab-index="7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DataVencimento2" form:control-implementation="ooo:com.sun.star.form.component.TextField" form:id="control11" form:readonly="true" form:tab-index="15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2" form:control-implementation="ooo:com.sun.star.form.component.TextField" form:id="control12" form:readonly="true" form:tab-index="14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inhaDigitavel" form:control-implementation="ooo:com.sun.star.form.component.TextField" form:id="control13" form:readonly="true" form:tab-index="17" form:convert-empty-to-null="true">
            <form:properties>
              <form:property form:property-name="DefaultControl" office:value-type="string" office:string-value="com.sun.star.form.control.TextField"/>
              <form:property form:property-name="HideInactiveSelection" office:value-type="boolean" office:boolean-value="false"/>
            </form:properties>
          </form:text>
          <form:text form:name="txtDataVencimento3" form:control-implementation="ooo:com.sun.star.form.component.TextField" form:id="control14" form:readonly="true" form:tab-index="2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ValorDocumento3" form:control-implementation="ooo:com.sun.star.form.component.TextField" form:id="control15" form:readonly="true" form:tab-index="19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1" form:control-implementation="ooo:com.sun.star.form.component.TextField" form:id="control16" form:readonly="true" form:tab-index="11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2" form:control-implementation="ooo:com.sun.star.form.component.TextField" form:id="control17" form:readonly="true" form:tab-index="12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InstrucaoAoCaixa3" form:control-implementation="ooo:com.sun.star.form.component.TextField" form:id="control18" form:readonly="true" form:tab-index="1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Titulo" form:control-implementation="ooo:com.sun.star.form.component.TextField" form:id="control19" form:readonly="true" form:tab-index="3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text form:name="txtLogoOrgaoRecebedor2" form:control-implementation="ooo:com.sun.star.form.component.TextField" form:id="control20" form:readonly="true" form:tab-index="16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line text:anchor-type="paragraph" draw:z-index="4" draw:style-name="gr2" draw:text-style-name="P6" svg:x1="0.346cm" svg:y1="0.367cm" svg:x2="17.74cm" svg:y2="0.367cm"><text:p/></draw:line></text:p>
      <text:p text:style-name="P3"><draw:control text:anchor-type="paragraph" draw:z-index="0" draw:style-name="gr1" draw:text-style-name="P4" svg:width="4.123cm" svg:height="0.953cm" svg:x="0.377cm" svg:y="0.012cm" draw:control="control1"/><draw:control text:anchor-type="paragraph" draw:z-index="1" draw:style-name="gr1" draw:text-style-name="P4" svg:width="4.123cm" svg:height="0.953cm" svg:x="13.645cm" svg:y="0.012cm" draw:control="control2"/></text:p>
      <text:p text:style-name="P3"/>
      <text:p text:style-name="P3"><draw:control text:anchor-type="paragraph" draw:z-index="40" draw:style-name="gr8" draw:text-style-name="P10" svg:width="9.981cm" svg:height="0.5cm" svg:x="4.011cm" svg:y="0.169cm" draw:control="control19"/><draw:line text:anchor-type="paragraph" draw:z-index="14" draw:style-name="gr2" draw:text-style-name="P6" svg:x1="0.346cm" svg:y1="0.076cm" svg:x2="17.74cm" svg:y2="0.076cm"><text:p/></draw:line></text:p>
      <text:p text:style-name="P3"/>
      <text:p text:style-name="P3"><draw:control text:anchor-type="paragraph" draw:z-index="2" draw:style-name="gr1" draw:text-style-name="P5" svg:width="8.362cm" svg:height="0.5cm" svg:x="2.254cm" svg:y="0.079cm" draw:control="control3"/><draw:control text:anchor-type="paragraph" draw:z-index="12" draw:style-name="gr1" draw:text-style-name="P5" svg:width="6.301cm" svg:height="0.5cm" svg:x="11.437cm" svg:y="0.079cm" draw:control="control8"/><draw:rect text:anchor-type="paragraph" draw:z-index="5" draw:style-name="gr3" draw:text-style-name="P7" svg:width="1.609cm" svg:height="0.5cm" svg:x="0.333cm" svg:y="0.079cm"><text:p text:style-name="P6"><text:span text:style-name="T3">Contribuinte:</text:span></text:p></draw:rect><draw:rect text:anchor-type="paragraph" draw:z-index="13" draw:style-name="gr3" draw:text-style-name="P7" svg:width="0.757cm" svg:height="0.5cm" svg:x="10.758cm" svg:y="0.079cm"><text:p text:style-name="P6"><text:span text:style-name="T3">CPF: </text:span></text:p></draw:rect></text:p>
      <text:p text:style-name="P3"><draw:control text:anchor-type="paragraph" draw:z-index="6" draw:style-name="gr1" draw:text-style-name="P5" svg:width="15.8cm" svg:height="0.701cm" svg:x="1.942cm" svg:y="0.249cm" draw:control="control5"/><draw:rect text:anchor-type="paragraph" draw:z-index="7" draw:style-name="gr3" draw:text-style-name="P7" svg:width="1.609cm" svg:height="0.5cm" svg:x="0.333cm" svg:y="0.15cm"><text:p text:style-name="P6"><text:span text:style-name="T3">Descrição:</text:span></text:p></draw:rect></text:p>
      <text:p text:style-name="P3"/>
      <text:p text:style-name="P3"><draw:control text:anchor-type="paragraph" draw:z-index="10" draw:style-name="gr1" draw:text-style-name="P5" svg:width="1.615cm" svg:height="0.5cm" svg:x="16.124cm" svg:y="0.115cm" draw:control="control7"/><draw:rect text:anchor-type="paragraph" draw:z-index="9" draw:style-name="gr3" draw:text-style-name="P7" svg:width="2.964cm" svg:height="0.5cm" svg:x="8.186cm" svg:y="0.115cm"><text:p text:style-name="P6"><text:span text:style-name="T3">Data do Documento:</text:span></text:p></draw:rect><draw:rect text:anchor-type="paragraph" draw:z-index="11" draw:style-name="gr3" draw:text-style-name="P7" svg:width="2.985cm" svg:height="0.5cm" svg:x="13.06cm" svg:y="0.115cm"><text:p text:style-name="P6"><text:span text:style-name="T3">Data do Vencimento:</text:span></text:p></draw:rect><draw:rect text:anchor-type="paragraph" draw:z-index="18" draw:style-name="gr3" draw:text-style-name="P7" svg:width="1.054cm" svg:height="0.5cm" svg:x="5.175cm" svg:y="0.115cm"><text:p text:style-name="P6"><text:span text:style-name="T3">Valor:</text:span></text:p></draw:rect><draw:rect text:anchor-type="paragraph" draw:z-index="20" draw:style-name="gr3" draw:text-style-name="P7" svg:width="2.43cm" svg:height="0.5cm" svg:x="0.333cm" svg:y="0.115cm"><text:p text:style-name="P6"><text:span text:style-name="T3">Nosso número:</text:span></text:p></draw:rect></text:p>
      <text:p text:style-name="P3"><draw:control text:anchor-type="paragraph" draw:z-index="17" draw:style-name="gr1" draw:text-style-name="P5" svg:width="1.99cm" svg:height="0.5cm" svg:x="6.038cm" svg:y="-0.372cm" draw:control="control9"/><draw:control text:anchor-type="paragraph" draw:z-index="19" draw:style-name="gr1" draw:text-style-name="P5" svg:width="2.419cm" svg:height="0.5cm" svg:x="2.625cm" svg:y="-0.372cm" draw:control="control10"/><draw:control text:anchor-type="paragraph" draw:z-index="8" draw:style-name="gr1" draw:text-style-name="P5" svg:width="1.668cm" svg:height="0.5cm" svg:x="11.15cm" svg:y="-0.372cm" draw:control="control6"/></text:p>
      <text:p text:style-name="P3"/>
      <text:p text:style-name="P3"/>
      <text:p text:style-name="P3"/>
      <text:p text:style-name="P3"/>
      <text:p text:style-name="P3"><draw:control text:anchor-type="paragraph" draw:z-index="37" draw:style-name="gr1" draw:text-style-name="P10" svg:width="17.414cm" svg:height="0.5cm" svg:x="0.346cm" svg:y="-0.302cm" draw:control="control16"/></text:p>
      <text:p text:style-name="P3"><draw:control text:anchor-type="paragraph" draw:z-index="38" draw:style-name="gr1" draw:text-style-name="P10" svg:width="17.414cm" svg:height="0.5cm" svg:x="0.346cm" svg:y="-0.275cm" draw:control="control17"/><draw:line text:anchor-type="paragraph" draw:z-index="16" draw:style-name="gr2" draw:text-style-name="P6" svg:x1="0.346cm" svg:y1="-0.868cm" svg:x2="17.74cm" svg:y2="-0.868cm"><text:p/></draw:line></text:p>
      <text:p text:style-name="P3"><draw:control text:anchor-type="paragraph" draw:z-index="39" draw:style-name="gr1" draw:text-style-name="P10" svg:width="17.414cm" svg:height="0.5cm" svg:x="0.346cm" svg:y="-0.222cm" draw:control="control18"/></text:p>
      <text:p text:style-name="P3"><draw:control text:anchor-type="paragraph" draw:z-index="22" draw:style-name="gr1" draw:text-style-name="P5" svg:width="1.615cm" svg:height="0.5cm" svg:x="11.564cm" svg:y="0.162cm" draw:control="control11"/><draw:rect text:anchor-type="paragraph" draw:z-index="23" draw:style-name="gr4" draw:text-style-name="P7" svg:width="2.985cm" svg:height="0.5cm" svg:x="8.5cm" svg:y="0.162cm"><text:p text:style-name="P6"><text:span text:style-name="T3">Data do Vencimento:</text:span></text:p></draw:rect><draw:rect text:anchor-type="paragraph" draw:z-index="25" draw:style-name="gr4" draw:text-style-name="P7" svg:width="1.054cm" svg:height="0.5cm" svg:x="4.822cm" svg:y="0.162cm"><text:p text:style-name="P6"><text:span text:style-name="T3">Valor:</text:span></text:p></draw:rect></text:p>
      <text:p text:style-name="P3"><draw:control text:anchor-type="paragraph" draw:z-index="24" draw:style-name="gr1" draw:text-style-name="P5" svg:width="2.001cm" svg:height="0.5cm" svg:x="5.74cm" svg:y="-0.325cm" draw:control="control12"/><draw:line text:anchor-type="paragraph" draw:z-index="15" draw:style-name="gr2" draw:text-style-name="P6" svg:x1="0.346cm" svg:y1="-0.667cm" svg:x2="17.74cm" svg:y2="-0.667cm"><text:p/></draw:line></text:p>
      <text:p text:style-name="P3"><draw:line text:anchor-type="paragraph" draw:z-index="21" draw:style-name="gr2" draw:text-style-name="P6" svg:x1="0.346cm" svg:y1="-0.005cm" svg:x2="17.74cm" svg:y2="-0.005cm"><text:p/></draw:line><draw:rect text:anchor-type="paragraph" draw:z-index="26" draw:style-name="gr5" draw:text-style-name="P8" svg:width="17.34cm" svg:height="0.5cm" svg:x="0.346cm" svg:y="0.021cm"><text:p text:style-name="P6"><text:span text:style-name="T4">Reservado para Autenticação Mecânica</text:span></text:p></draw:rect></text:p>
      <text:p text:style-name="P3"/>
      <text:p text:style-name="P3"/>
      <text:p text:style-name="P3"/>
      <text:p text:style-name="P3"><draw:line text:anchor-type="paragraph" draw:z-index="27" draw:style-name="gr6" draw:text-style-name="P6" svg:x1="0.346cm" svg:y1="0.328cm" svg:x2="17.74cm" svg:y2="0.328cm"><text:p/></draw:line><draw:rect text:anchor-type="paragraph" draw:z-index="28" draw:style-name="gr7" draw:text-style-name="P8" svg:width="17.34cm" svg:height="0.5cm" svg:x="0.346cm" svg:y="0.381cm"><text:p text:style-name="P6"><text:span text:style-name="T4">Corte na Linha Pontilhada</text:span></text:p></draw:rect></text:p>
      <text:p text:style-name="P3"/>
      <text:p text:style-name="P3"><draw:control text:anchor-type="paragraph" draw:z-index="3" draw:style-name="gr1" draw:text-style-name="P4" svg:width="10.891cm" svg:height="1.301cm" svg:x="5.761cm" svg:y="0.875cm" draw:control="control4"/><draw:control text:anchor-type="paragraph" draw:z-index="29" draw:style-name="gr1" draw:text-style-name="P9" svg:width="10.891cm" svg:height="0.5cm" svg:x="5.761cm" svg:y="0.25cm" draw:control="control13"/><draw:control text:anchor-type="paragraph" draw:z-index="41" draw:style-name="gr1" draw:text-style-name="P4" svg:width="4.123cm" svg:height="0.953cm" svg:x="0.349cm" svg:y="0.25cm" draw:control="control20"/></text:p>
      <text:p text:style-name="P3"/>
      <text:p text:style-name="P3"/>
      <text:p text:style-name="P3"/>
      <text:p text:style-name="P3"><draw:control text:anchor-type="paragraph" draw:z-index="30" draw:style-name="gr1" draw:text-style-name="P5" svg:width="1.615cm" svg:height="0.5cm" svg:x="11.564cm" svg:y="0.785cm" draw:control="control14"/><draw:rect text:anchor-type="paragraph" draw:z-index="31" draw:style-name="gr4" draw:text-style-name="P7" svg:width="2.985cm" svg:height="0.5cm" svg:x="8.5cm" svg:y="0.785cm"><text:p text:style-name="P6"><text:span text:style-name="T3">Data do Vencimento:</text:span></text:p></draw:rect><draw:control text:anchor-type="paragraph" draw:z-index="32" draw:style-name="gr1" draw:text-style-name="P5" svg:width="2.001cm" svg:height="0.5cm" svg:x="5.74cm" svg:y="0.785cm" draw:control="control15"/><draw:rect text:anchor-type="paragraph" draw:z-index="33" draw:style-name="gr4" draw:text-style-name="P7" svg:width="1.054cm" svg:height="0.5cm" svg:x="4.822cm" svg:y="0.785cm"><text:p text:style-name="P6"><text:span text:style-name="T3">Valor:</text:span></text:p></draw:rect><draw:line text:anchor-type="paragraph" draw:z-index="34" draw:style-name="gr2" draw:text-style-name="P6" svg:x1="0.346cm" svg:y1="0.445cm" svg:x2="17.74cm" svg:y2="0.445cm"><text:p/></draw:line></text:p>
      <text:p text:style-name="P3"/>
      <text:p text:style-name="P3"><draw:line text:anchor-type="paragraph" draw:z-index="35" draw:style-name="gr2" draw:text-style-name="P6" svg:x1="0.319cm" svg:y1="0.587cm" svg:x2="17.713cm" svg:y2="0.587cm"><text:p/></draw:line></text:p>
      <text:p text:style-name="P3"><draw:rect text:anchor-type="paragraph" draw:z-index="36" draw:style-name="gr5" draw:text-style-name="P8" svg:width="17.467cm" svg:height="0.5cm" svg:x="0.319cm" svg:y="0.153cm"><text:p text:style-name="P6"><text:span text:style-name="T4">Reservado para Autenticação Mecânica</text:span></text:p></draw:rect>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Arial1" svg:font-family="Arial" style:font-adornments="Negrito" style:font-family-generic="swiss"/>
    <style:font-face style:name="Arial2" svg:font-family="Arial" style:font-adornments="Norm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8cm" style:type="center"/>
          <style:tab-stop style:position="19.6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color="#4c4c4c" fo:font-size="7pt" style:font-size-asian="7pt" style:font-size-complex="7pt"/>
    </style:style>
    <style:style style:name="MP2" style:family="paragraph" style:parent-style-name="Footer">
      <style:paragraph-properties fo:text-align="end" style:justify-single-word="false"/>
      <style:text-properties fo:color="#4c4c4c" style:font-name="Arial" fo:font-size="7pt" style:font-size-asian="7pt" style:font-size-complex="7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1.499cm" fo:margin-bottom="1.199cm" fo:margin-left="1.499cm" fo:margin-right="1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uia gerada através da biblioteca Bopepo – http://www.jrimum.org/</text:span></text:p>
        <text:p text:style-name="MP2">Grupo JRimum – Natal-RN – Java – Software Livre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BrOffice.org/3.2$Win32 OpenOffice.org_project/320m12$Build-9483</meta:generator>
    <meta:initial-creator>Misael Queiroz</meta:initial-creator>
    <meta:creation-date>2008-01-18T19:37:11</meta:creation-date>
    <dc:date>2010-09-17T10:10:58.30</dc:date>
    <meta:editing-cycles>175</meta:editing-cycles>
    <meta:editing-duration>PT11H55M05S</meta:editing-duration>
    <meta:printed-by>Misael Queiroz</meta:printed-by>
    <meta:print-date>2010-05-31T11:26:58.03</meta:print-date>
    <meta:document-statistic meta:table-count="0" meta:image-count="0" meta:object-count="0" meta:page-count="1" meta:paragraph-count="2" meta:word-count="17" meta:character-count="112"/>
    <meta:user-defined meta:name="Info 1"/>
    <meta:user-defined meta:name="Info 2"/>
    <meta:user-defined meta:name="Info 3"/>
    <meta:user-defined meta:name="Info 4"/>
  </office:meta>
</office:document-meta>
</file>